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line-height="100%" fo:text-align="center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color="#ccff00" fo:font-size="13pt" style:font-size-asian="13pt" style:font-size-complex="13pt"/>
    </style:style>
    <style:style style:name="T2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style:style style:name="T3" style:family="text">
      <style:text-properties fo:color="#ffffff" fo:font-size="11pt" fo:language="en" fo:country="AU" style:font-size-asian="11pt" style:language-asian="en" style:country-asian="AU" style:font-size-complex="11pt" style:language-complex="en" style:country-complex="AU"/>
    </style:style>
    <style:style style:name="T4" style:family="text">
      <style:text-properties fo:color="#ffffff"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user-transformed="true">
          <draw:text-box>
            <text:p>I'll walk with God<text:line-break/><text:span text:style-name="T1">(Nikolaus Brodszky/Paul Francis Webster)</text:span></text:p>
          </draw:text-box>
        </draw:frame>
        <draw:frame presentation:style-name="pr2" draw:layer="layout" svg:width="28cm" svg:height="15.6cm" svg:x="0cm" svg:y="5.2cm" presentation:class="outline" presentation:user-transformed="true">
          <draw:text-box>
            <text:list text:style-name="L2">
              <text:list-item>
                <text:p>I'll walk with God from this day on</text:p>
              </text:list-item>
              <text:list-item>
                <text:p>His helping hand, I'll lean upon</text:p>
              </text:list-item>
              <text:list-item>
                <text:p>This is my prayer, my humble plea</text:p>
              </text:list-item>
              <text:list-item>
                <text:p>May the Lord be ever with 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here is no death though eyes grow dim</text:p>
              </text:list-item>
              <text:list-item>
                <text:p>There is no fear when I'm near to Him</text:p>
              </text:list-item>
              <text:list-item>
                <text:p>I'll lean on Him forever</text:p>
              </text:list-item>
              <text:list-item>
                <text:p>And He'll forsake me never</text:p>
              </text:list-item>
            </text:list>
          </draw:text-box>
        </draw:frame>
        <draw:custom-shape draw:style-name="gr2" draw:text-style-name="P3" draw:layer="layout" svg:width="19.6cm" svg:height="1.782cm" svg:x="3.8cm" svg:y="18.4cm">
          <text:p text:style-name="P2"><text:span text:style-name="T2">“</text:span><text:span text:style-name="T2">I'll walk with God” Words &amp; music </text:span><text:span text:style-name="T3">by </text:span><text:span text:style-name="T2">Nikolaus Brodszky/Paul Francis Webster</text:span></text:p>
          <text:list text:style-name="L4">
            <text:list-header>
              <text:p text:style-name="P2"><text:span text:style-name="T2">© Warner/Chappell Music</text:span></text:p>
              <text:p text:style-name="P2"><text:span text:style-name="T4">Used by Permission L'Sing #62562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He will not fail me</text:p>
              </text:list-item>
              <text:list-item>
                <text:p>As long as my faith is strong</text:p>
              </text:list-item>
              <text:list-item>
                <text:p>What ever road I may walk al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I'll walk with God, I'll take His hand</text:p>
              </text:list-item>
              <text:list-item>
                <text:p>I'll talk with God, He'll understand</text:p>
              </text:list-item>
              <text:list-item>
                <text:p>I'll pray to Him, each day to Him</text:p>
              </text:list-item>
              <text:list-item>
                <text:p>And He'll hear the words that I s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His hand will guide my path aright</text:p>
              </text:list-item>
              <text:list-item>
                <text:p>And I'll never walk alone</text:p>
              </text:list-item>
              <text:list-item>
                <text:p>While I walk with G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10-31T20:02:08.781364868</dc:date>
    <dc:creator>irvy </dc:creator>
    <meta:editing-duration>PT2H38S</meta:editing-duration>
    <meta:editing-cycles>29</meta:editing-cycles>
    <meta:generator>LibreOffice/4.4.3.2$Linux_X86_64 LibreOffice_project/40m0$Build-2</meta:generator>
    <meta:document-statistic meta:object-count="47"/>
  </office:meta>
</office:document-meta>
</file>